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2" style:family="table-cell" style:parent-style-name="Default">
      <style:text-properties style:font-name="Nimbus Roman No9 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5" style:family="table-cell" style:parent-style-name="Default" style:data-style-name="N107">
      <style:text-properties style:font-name="Nimbus Roman No9 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ce2"/>
        <table:table-row table:style-name="ro1">
          <table:table-cell table:style-name="ce1" office:value-type="string">
            <text:p>b = </text:p>
          </table:table-cell>
          <table:table-cell table:style-name="ce4" office:value-type="float" office:value="3">
            <text:p>3</text:p>
          </table:table-cell>
          <table:table-cell table:style-name="ce1" office:value-type="string">
            <text:p>d = </text:p>
          </table:table-cell>
          <table:table-cell table:style-name="ce4" office:value-type="float" office:value="0.4">
            <text:p>0.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h = </text:p>
          </table:table-cell>
          <table:table-cell table:style-name="ce4" office:value-type="float" office:value="5">
            <text:p>5</text:p>
          </table:table-cell>
          <table:table-cell table:style-name="ce1" office:value-type="string">
            <text:p>hh = 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table:formula="oooc:=hh-d" office:value-type="float" office:value="2.6">
            <text:p>2.600</text:p>
          </table:table-cell>
          <table:table-cell table:style-name="ce5" table:formula="oooc:=-d" office:value-type="float" office:value="-0.4">
            <text:p>-0.400</text:p>
          </table:table-cell>
          <table:table-cell table:style-name="ce5" table:formula="oooc:=-h-d" office:value-type="float" office:value="-5.4">
            <text:p>-5.400</text:p>
          </table:table-cell>
          <table:table-cell table:number-columns-repeated="2"/>
        </table:table-row>
        <table:table-row table:style-name="ro1">
          <table:table-cell table:style-name="ce3" table:formula="oooc:=[.A6]+1" office:value-type="float" office:value="42">
            <text:p>42</text:p>
          </table:table-cell>
          <table:table-cell table:style-name="ce5" table:formula="oooc:=hh-d" office:value-type="float" office:value="2.6">
            <text:p>2.600</text:p>
          </table:table-cell>
          <table:table-cell table:style-name="ce5" table:formula="oooc:=-d" office:value-type="float" office:value="-0.4">
            <text:p>-0.400</text:p>
          </table:table-cell>
          <table:table-cell table:style-name="ce5" table:formula="oooc:=h+d" office:value-type="float" office:value="5.4">
            <text:p>5.400</text:p>
          </table:table-cell>
          <table:table-cell table:number-columns-repeated="2"/>
        </table:table-row>
        <table:table-row table:style-name="ro1">
          <table:table-cell table:style-name="ce3" table:formula="oooc:=[.A7]+1" office:value-type="float" office:value="43">
            <text:p>43</text:p>
          </table:table-cell>
          <table:table-cell table:style-name="ce5" table:formula="oooc:=hh-d" office:value-type="float" office:value="2.6">
            <text:p>2.600</text:p>
          </table:table-cell>
          <table:table-cell table:style-name="ce5" table:formula="oooc:=b+d" office:value-type="float" office:value="3.4">
            <text:p>3.400</text:p>
          </table:table-cell>
          <table:table-cell table:style-name="ce5" table:formula="oooc:=h+d" office:value-type="float" office:value="5.4">
            <text:p>5.400</text:p>
          </table:table-cell>
          <table:table-cell table:number-columns-repeated="2"/>
        </table:table-row>
        <table:table-row table:style-name="ro1">
          <table:table-cell table:style-name="ce3" table:formula="oooc:=[.A8]+1" office:value-type="float" office:value="44">
            <text:p>44</text:p>
          </table:table-cell>
          <table:table-cell table:style-name="ce5" table:formula="oooc:=hh-d" office:value-type="float" office:value="2.6">
            <text:p>2.600</text:p>
          </table:table-cell>
          <table:table-cell table:style-name="ce5" table:formula="oooc:=b+d" office:value-type="float" office:value="3.4">
            <text:p>3.400</text:p>
          </table:table-cell>
          <table:table-cell table:style-name="ce5" table:formula="oooc:=-h-d" office:value-type="float" office:value="-5.4">
            <text:p>-5.400</text:p>
          </table:table-cell>
          <table:table-cell table:number-columns-repeated="2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b" table:base-cell-address="$Sheet1.$B$1" table:cell-range-address="$Sheet1.$B$1"/>
        <table:named-range table:name="h" table:base-cell-address="$Sheet1.$B$2" table:cell-range-address="$Sheet1.$B$2"/>
        <table:named-range table:name="d" table:base-cell-address="$Sheet1.$D$1" table:cell-range-address="$Sheet1.$D$1"/>
        <table:named-range table:name="hh" table:base-cell-address="$Sheet1.$D$2" table:cell-range-address="$Sheet1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9">12/19/2010</text:date>, <text:time>15:4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0-12-19T15:02:28</meta:creation-date>
    <dc:date>2010-12-19T15:47:30</dc:date>
    <dc:language>en-US</dc:language>
    <meta:editing-cycles>4</meta:editing-cycles>
    <meta:editing-duration>PT45M8S</meta:editing-duration>
    <meta:user-defined meta:name="Info 1"/>
    <meta:user-defined meta:name="Info 2"/>
    <meta:user-defined meta:name="Info 3"/>
    <meta:user-defined meta:name="Info 4"/>
    <meta:document-statistic meta:table-count="3" meta:cell-count="27"/>
  </office:meta>
</office:document-meta>
</file>